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weight="bold" officeooo:rsid="001389a3" officeooo:paragraph-rsid="001389a3" style:font-weight-asian="bold" style:font-weight-complex="bold"/>
    </style:style>
    <style:style style:name="P2" style:family="paragraph" style:parent-style-name="Standard">
      <style:paragraph-properties fo:text-align="center" style:justify-single-word="false"/>
      <style:text-properties style:font-name="Courier New" fo:font-weight="bold" officeooo:rsid="0015adb8" officeooo:paragraph-rsid="0015adb8" style:font-weight-asian="bold" style:font-weight-complex="bold"/>
    </style:style>
    <style:style style:name="P3" style:family="paragraph" style:parent-style-name="Standard">
      <style:paragraph-properties fo:text-align="center" style:justify-single-word="false"/>
      <style:text-properties style:font-name="Courier New" fo:font-weight="bold" officeooo:rsid="0017213f" officeooo:paragraph-rsid="0017213f" style:font-weight-asian="bold" style:font-weight-complex="bold"/>
    </style:style>
    <style:style style:name="P4" style:family="paragraph" style:parent-style-name="Standard">
      <style:paragraph-properties fo:text-align="center" style:justify-single-word="false"/>
      <style:text-properties style:font-name="Courier New" fo:font-weight="bold" officeooo:rsid="001865b2" officeooo:paragraph-rsid="001865b2" style:font-weight-asian="bold" style:font-weight-complex="bold"/>
    </style:style>
    <style:style style:name="P5" style:family="paragraph" style:parent-style-name="Standard">
      <style:paragraph-properties fo:text-align="center" style:justify-single-word="false"/>
      <style:text-properties style:font-name="Courier New" fo:font-weight="bold" officeooo:rsid="001a1d05" officeooo:paragraph-rsid="001a1d05" style:font-weight-asian="bold" style:font-weight-complex="bold"/>
    </style:style>
    <style:style style:name="P6" style:family="paragraph" style:parent-style-name="Standard">
      <style:paragraph-properties fo:text-align="center" style:justify-single-word="false"/>
      <style:text-properties style:font-name="Courier New" fo:font-weight="bold" officeooo:rsid="001a1d05" officeooo:paragraph-rsid="001bb62d" style:font-weight-asian="bold" style:font-weight-complex="bold"/>
    </style:style>
    <style:style style:name="P7" style:family="paragraph" style:parent-style-name="Standard">
      <style:paragraph-properties fo:text-align="center" style:justify-single-word="false"/>
      <style:text-properties style:font-name="Courier New" fo:font-weight="bold" officeooo:rsid="001c8d0e" officeooo:paragraph-rsid="001c8d0e" style:font-weight-asian="bold" style:font-weight-complex="bold"/>
    </style:style>
    <style:style style:name="P8" style:family="paragraph" style:parent-style-name="Standard">
      <style:paragraph-properties fo:text-align="center" style:justify-single-word="false"/>
      <style:text-properties style:font-name="Courier New" fo:font-size="20pt" fo:font-weight="bold" officeooo:rsid="001389a3" officeooo:paragraph-rsid="001389a3" style:font-size-asian="20pt" style:font-weight-asian="bold" style:font-size-complex="20pt" style:font-weight-complex="bold"/>
    </style:style>
    <style:style style:name="P9" style:family="paragraph" style:parent-style-name="Standard">
      <style:paragraph-properties fo:text-align="start" style:justify-single-word="false"/>
      <style:text-properties style:font-name="Courier New" fo:font-size="12pt" fo:font-weight="normal" officeooo:rsid="0013f781" officeooo:paragraph-rsid="0013f781"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Courier New" fo:font-size="12pt" fo:font-weight="normal" officeooo:rsid="0015adb8" officeooo:paragraph-rsid="0015adb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ourier New" fo:font-size="12pt" fo:font-weight="normal" officeooo:rsid="0015adb8" officeooo:paragraph-rsid="0015adb8" style:font-size-asian="10.5pt" style:font-weight-asian="normal" style:font-size-complex="12pt" style:font-weight-complex="normal"/>
    </style:style>
    <style:style style:name="P12" style:family="paragraph" style:parent-style-name="Standard">
      <style:text-properties style:font-name="Courier New" officeooo:rsid="0015adb8" officeooo:paragraph-rsid="0015adb8"/>
    </style:style>
    <style:style style:name="P13" style:family="paragraph" style:parent-style-name="Standard">
      <style:text-properties style:font-name="Courier New" officeooo:rsid="0015adb8" officeooo:paragraph-rsid="001865b2"/>
    </style:style>
    <style:style style:name="P14" style:family="paragraph" style:parent-style-name="Standard">
      <style:paragraph-properties fo:text-align="center" style:justify-single-word="false"/>
      <style:text-properties style:font-name="Courier New" fo:font-weight="normal" officeooo:rsid="0017213f" officeooo:paragraph-rsid="0017213f" style:font-weight-asian="normal" style:font-weight-complex="normal"/>
    </style:style>
    <style:style style:name="P15" style:family="paragraph" style:parent-style-name="Standard">
      <style:paragraph-properties fo:text-align="center" style:justify-single-word="false"/>
      <style:text-properties style:font-name="Courier New" fo:font-weight="normal" officeooo:rsid="001865b2" officeooo:paragraph-rsid="001865b2" style:font-weight-asian="normal" style:font-weight-complex="normal"/>
    </style:style>
    <style:style style:name="P16" style:family="paragraph" style:parent-style-name="Standard">
      <style:paragraph-properties fo:text-align="center" style:justify-single-word="false"/>
      <style:text-properties style:font-name="Courier New" fo:font-weight="normal" officeooo:rsid="0019df66" officeooo:paragraph-rsid="001a1d05" style:font-weight-asian="normal" style:font-weight-complex="normal"/>
    </style:style>
    <style:style style:name="P17" style:family="paragraph" style:parent-style-name="Standard">
      <style:paragraph-properties fo:text-align="center" style:justify-single-word="false"/>
      <style:text-properties style:font-name="Courier New" fo:font-weight="normal" officeooo:rsid="001a1d05" officeooo:paragraph-rsid="001a1d05" style:font-weight-asian="normal" style:font-weight-complex="normal"/>
    </style:style>
    <style:style style:name="P18" style:family="paragraph" style:parent-style-name="Standard">
      <style:paragraph-properties fo:text-align="center" style:justify-single-word="false"/>
      <style:text-properties style:font-name="Courier New" fo:font-weight="normal" officeooo:rsid="001bb62d" officeooo:paragraph-rsid="001bb62d" style:font-weight-asian="normal" style:font-weight-complex="normal"/>
    </style:style>
    <style:style style:name="P19" style:family="paragraph" style:parent-style-name="Standard">
      <style:paragraph-properties fo:text-align="start" style:justify-single-word="false"/>
      <style:text-properties style:font-name="Courier New" fo:font-weight="normal" officeooo:rsid="001c8d0e" officeooo:paragraph-rsid="001c8d0e" style:font-weight-asian="normal" style:font-weight-complex="normal"/>
    </style:style>
    <style:style style:name="P20" style:family="paragraph" style:parent-style-name="Standard">
      <style:paragraph-properties fo:text-align="start" style:justify-single-word="false"/>
      <style:text-properties style:font-name="Courier New" style:text-underline-style="none" fo:font-weight="normal" officeooo:rsid="0018a0b5" officeooo:paragraph-rsid="0018a0b5" style:font-weight-asian="normal" style:font-weight-complex="normal"/>
    </style:style>
    <style:style style:name="P21" style:family="paragraph" style:parent-style-name="Standard">
      <style:paragraph-properties fo:text-align="center" style:justify-single-word="false"/>
      <style:text-properties style:font-name="Courier New" style:text-underline-style="none" fo:font-weight="normal" officeooo:rsid="0019df66" officeooo:paragraph-rsid="0019df66" style:font-weight-asian="normal" style:font-weight-complex="normal"/>
    </style:style>
    <style:style style:name="P22" style:family="paragraph" style:parent-style-name="Standard">
      <style:paragraph-properties fo:text-align="start" style:justify-single-word="false"/>
      <style:text-properties style:font-name="Courier New" style:text-underline-style="none" fo:font-weight="normal" officeooo:rsid="001d1aa1" officeooo:paragraph-rsid="001d1aa1" style:font-weight-asian="normal" style:font-weight-complex="normal"/>
    </style:style>
    <style:style style:name="P23" style:family="paragraph" style:parent-style-name="Standard">
      <style:paragraph-properties fo:text-align="center" style:justify-single-word="false"/>
      <style:text-properties style:font-name="Courier New" style:text-underline-style="none" fo:font-weight="normal" officeooo:rsid="001ed61e" officeooo:paragraph-rsid="001ed61e" style:font-weight-asian="normal" style:font-weight-complex="normal"/>
    </style:style>
    <style:style style:name="P24" style:family="paragraph" style:parent-style-name="Standard">
      <style:paragraph-properties fo:text-align="start" style:justify-single-word="false"/>
      <style:text-properties style:font-name="Courier New" style:text-underline-style="none" fo:font-weight="normal" officeooo:rsid="001ed61e" officeooo:paragraph-rsid="001ed61e" style:font-weight-asian="normal" style:font-weight-complex="normal"/>
    </style:style>
    <style:style style:name="P25" style:family="paragraph" style:parent-style-name="Standard">
      <style:paragraph-properties fo:text-align="start" style:justify-single-word="false"/>
      <style:text-properties style:font-name="Courier New" style:text-underline-style="none" fo:font-weight="normal" officeooo:rsid="0020c1f4" officeooo:paragraph-rsid="0020c1f4" style:font-weight-asian="normal" style:font-weight-complex="normal"/>
    </style:style>
    <style:style style:name="P26" style:family="paragraph" style:parent-style-name="Standard">
      <style:paragraph-properties fo:text-align="center" style:justify-single-word="false"/>
      <style:text-properties style:font-name="Courier New" style:text-underline-style="none" fo:font-weight="normal" officeooo:rsid="0020c1f4" officeooo:paragraph-rsid="0020c1f4" style:font-weight-asian="normal" style:font-weight-complex="normal"/>
    </style:style>
    <style:style style:name="P27" style:family="paragraph" style:parent-style-name="Standard">
      <style:paragraph-properties fo:text-align="start" style:justify-single-word="false"/>
      <style:text-properties style:font-name="Courier New" style:text-underline-style="none" fo:font-weight="normal" officeooo:rsid="00213130" officeooo:paragraph-rsid="00213130" style:font-weight-asian="normal" style:font-weight-complex="normal"/>
    </style:style>
    <style:style style:name="P28" style:family="paragraph" style:parent-style-name="Standard">
      <style:paragraph-properties fo:text-align="center" style:justify-single-word="false"/>
      <style:text-properties style:font-name="Courier New" style:text-underline-style="none" fo:font-weight="normal" officeooo:rsid="0021e0c2" officeooo:paragraph-rsid="0021e0c2" style:font-weight-asian="normal" style:font-weight-complex="normal"/>
    </style:style>
    <style:style style:name="P29" style:family="paragraph" style:parent-style-name="Standard">
      <style:paragraph-properties fo:text-align="center" style:justify-single-word="false"/>
      <style:text-properties style:font-name="Courier New" style:text-underline-style="none" fo:font-weight="bold" officeooo:rsid="0019df66" officeooo:paragraph-rsid="0019df66" style:font-weight-asian="bold" style:font-weight-complex="bold"/>
    </style:style>
    <style:style style:name="P30" style:family="paragraph" style:parent-style-name="Standard">
      <style:paragraph-properties fo:text-align="center" style:justify-single-word="false"/>
      <style:text-properties style:font-name="Courier New" style:text-underline-style="none" fo:font-weight="bold" officeooo:rsid="001d1aa1" officeooo:paragraph-rsid="001d1aa1" style:font-weight-asian="bold" style:font-weight-complex="bold"/>
    </style:style>
    <style:style style:name="P31" style:family="paragraph" style:parent-style-name="Standard">
      <style:paragraph-properties fo:text-align="center" style:justify-single-word="false"/>
      <style:text-properties style:font-name="Courier New" style:text-underline-style="none" fo:font-weight="bold" officeooo:rsid="001ed61e" officeooo:paragraph-rsid="001ed61e" style:font-weight-asian="bold" style:font-weight-complex="bold"/>
    </style:style>
    <style:style style:name="P32" style:family="paragraph" style:parent-style-name="Standard">
      <style:paragraph-properties fo:text-align="center" style:justify-single-word="false"/>
      <style:text-properties style:font-name="Courier New" style:text-underline-style="none" fo:font-weight="bold" officeooo:rsid="0020c1f4" officeooo:paragraph-rsid="0020c1f4" style:font-weight-asian="bold" style:font-weight-complex="bold"/>
    </style:style>
    <style:style style:name="P33" style:family="paragraph" style:parent-style-name="Standard">
      <style:paragraph-properties fo:text-align="start" style:justify-single-word="false" fo:break-before="page"/>
      <style:text-properties style:font-name="Courier New" fo:font-size="12pt" style:text-underline-style="solid" style:text-underline-width="auto" style:text-underline-color="font-color" fo:font-weight="bold" officeooo:rsid="001389a3" officeooo:paragraph-rsid="001389a3" style:font-size-asian="10.5pt" style:font-weight-asian="bold" style:font-size-complex="12pt" style:font-weight-complex="bold"/>
    </style:style>
    <style:style style:name="P34" style:family="paragraph" style:parent-style-name="Standard">
      <style:paragraph-properties fo:text-align="start" style:justify-single-word="false" fo:break-before="page"/>
      <style:text-properties style:font-name="Courier New" style:text-underline-style="solid" style:text-underline-width="auto" style:text-underline-color="font-color" fo:font-weight="bold" officeooo:rsid="001865b2" officeooo:paragraph-rsid="001865b2" style:font-weight-asian="bold" style:font-weight-complex="bold"/>
    </style:style>
    <style:style style:name="P35" style:family="paragraph" style:parent-style-name="Standard">
      <style:paragraph-properties fo:text-align="start" style:justify-single-word="false" fo:break-before="page"/>
      <style:text-properties style:font-name="Courier New" style:text-underline-style="solid" style:text-underline-width="auto" style:text-underline-color="font-color" fo:font-weight="bold" officeooo:rsid="001d1aa1" officeooo:paragraph-rsid="001d1aa1" style:font-weight-asian="bold" style:font-weight-complex="bold"/>
    </style:style>
    <style:style style:name="P36" style:family="paragraph" style:parent-style-name="Standard">
      <style:paragraph-properties fo:text-align="start" style:justify-single-word="false" fo:break-before="page"/>
      <style:text-properties style:font-name="Courier New" style:text-underline-style="solid" style:text-underline-width="auto" style:text-underline-color="font-color" fo:font-weight="bold" officeooo:rsid="0020c1f4" officeooo:paragraph-rsid="0020c1f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865b2" style:font-weight-asian="bold" style:font-weight-complex="bold"/>
    </style:style>
    <style:style style:name="T3" style:family="text">
      <style:text-properties officeooo:rsid="001865b2"/>
    </style:style>
    <style:style style:name="T4" style:family="text">
      <style:text-properties officeooo:rsid="0018a0b5"/>
    </style:style>
    <style:style style:name="T5" style:family="text">
      <style:text-properties officeooo:rsid="0019df66"/>
    </style:style>
    <style:style style:name="T6" style:family="text">
      <style:text-properties officeooo:rsid="001a1d05"/>
    </style:style>
    <style:style style:name="T7" style:family="text">
      <style:text-properties officeooo:rsid="001bb62d"/>
    </style:style>
    <style:style style:name="T8" style:family="text">
      <style:text-properties officeooo:rsid="0020c1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8"><text:span text:style-name="T5">G</text:span>üat Jom Mins Tu Mi</text:p>
      <text:p text:style-name="P33">Escenario 1. <text:span text:style-name="T3">Llegada al mercado</text:span></text:p>
      <text:p text:style-name="P9">El jugador llega al mercado del pueblo en autocar. Se baja del vehículo y, mientras contempla el lugar, el sonido del motor se va perdiendo en la lejanía.</text:p>
      <text:p text:style-name="P9"/>
      <text:p text:style-name="P10"><text:span text:style-name="T1">Jugador</text:span>:</text:p>
      <text:p text:style-name="P10">Apenas recuerdo la última vez que pisé estas baldosas…</text:p>
      <text:p text:style-name="P10"/>
      <text:p text:style-name="P10"/>
      <text:p text:style-name="P11">Se muestra la pista de la foto de la tienda familiar</text:p>
      <text:p text:style-name="P11"/>
      <text:p text:style-name="P10"><text:span text:style-name="T1">Jugador</text:span>:</text:p>
      <text:p text:style-name="P10">La muerte de papá aún me atormenta en sueños. No sé si hice lo correcto marchándome, pero nunca se me dio tan bien como a él hacer pan. El negocio no hubiera funcionado.</text:p>
      <text:p text:style-name="P10"/>
      <text:p text:style-name="P11"/>
      <text:p text:style-name="P13">El jugador toma el control. </text:p>
      <text:p text:style-name="P13"/>
      <text:p text:style-name="P4">Jugador: Pista 1</text:p>
      <text:p text:style-name="P15">No recuerdo ninguna de estas tiendas, deben ser nuevas. La panadería de Papá debería estar cerca.</text:p>
      <text:p text:style-name="P15"/>
      <text:p text:style-name="P4">Jugador: Pista 2</text:p>
      <text:p text:style-name="P15">¿Qué es lo que no habrá cambiado desde que la panadería cerró?</text:p>
      <text:p text:style-name="P15"/>
      <text:p text:style-name="P4">Jugador: Pista 3</text:p>
      <text:p text:style-name="P15">La sombra a esta hora de la tarde era muy característica en la fachada de la tienda.</text:p>
      <text:p text:style-name="P15"><text:s/></text:p>
      <text:p text:style-name="P15"/>
      <text:p text:style-name="P13"><text:span text:style-name="T4">Descubre la panadería familiar con la pista de la sombra/alcantarilla. Comienza el flashback.</text:span></text:p>
      <text:p text:style-name="P12"/>
      <text:p text:style-name="P3">Jugador:</text:p>
      <text:p text:style-name="P14">La panadería de papá siempre tuvo mucho éxito en el pueblo. Todas las mañanas el olor a pan recién hecho inundaba la calle. Papá nunca puso mucho interés en enseñarme la profesión. Quizás esperaba que encontrara un trabajo mejor.</text:p>
      <text:p text:style-name="P14"/>
      <text:p text:style-name="P34">Escenario 2: <text:span text:style-name="T4">Ayuntamiento</text:span></text:p>
      <text:p text:style-name="P20">La plaza del ayuntamiento está llena de gente. Los vecinos hablan y generan un bullicio que resuena en cada rincón. <text:span text:style-name="T5">Se muestra la pista del dibujo del padre, el jugador y el gato.</text:span></text:p>
      <text:p text:style-name="P20"/>
      <text:p text:style-name="P29">Jugador:</text:p>
      <text:p text:style-name="P21"/>
      <text:p text:style-name="P16">Cuando rescatamos a Chelsea de la calle estaba tiritando. Estuvo dos días sin comer.</text:p>
      <text:p text:style-name="P16"/>
      <text:p text:style-name="P16"><text:s/><text:span text:style-name="T2">Jugador: Pista 1</text:span></text:p>
      <text:p text:style-name="P17">Creo que podría encontrar el sitio donde encontramos a Chelsea.</text:p>
      <text:p text:style-name="P17"/>
      <text:p text:style-name="P5">Jugador: Pista 2</text:p>
      <text:p text:style-name="P18">Tal vez en algún rincón de por aquí…</text:p>
      <text:p text:style-name="P18"/>
      <text:p text:style-name="P6">Jugador: Pista <text:span text:style-name="T7">3</text:span></text:p>
      <text:p text:style-name="P18">Si cierro los ojos creo que hasta podría escuchar el maullido de Chelsea.</text:p>
      <text:p text:style-name="P18"/>
      <text:p text:style-name="P19">El jugador encuentra el lugar donde encontraron a Chelsea porque puede recordar el maullido del gato al acercarse.</text:p>
      <text:p text:style-name="P6"/>
      <text:p text:style-name="P7">Jugador:</text:p>
      <text:p text:style-name="P16"><text:span text:style-name="T6">No pude despedirme de él cuando me marché. No apareció en todo el día, fue como si supiera que lo iba a abandonar y me castigara con su ausencia. (Mientras se ve la foto del gato) Recuerdo aquel viaje en autobus como uno de los momentos más duros de mi vida.</text:span></text:p>
      <text:p text:style-name="P16"/>
      <text:p text:style-name="P35">Escenario 3: Iglesia/escuela</text:p>
      <text:p text:style-name="P28"/>
      <text:p text:style-name="P35">Escenario 4: Parque</text:p>
      <text:p text:style-name="P22">El parque del pueblo es pequeño pero agradable. Aparece la pista en forma de fragmento de una antigua carta de amor con unas iniciales.</text:p>
      <text:p text:style-name="P22"/>
      <text:p text:style-name="P30">Jugador:</text:p>
      <text:p text:style-name="P23">… y sé que no merecías lo que te hice pero no podía volver a ver tu rostro y decirte que me voy, que me voy para siempre y para no volver nunca. No lo habrías entendido. Ni si quiera yo lo entendía del todo pero tenía que irme de aquí. No quería hacerte más daño. Era mejor que me odiaras, que no quisieras verme más. Lo siento por todo. No merezco tu perdón pero lo siento.</text:p>
      <text:p text:style-name="P23"/>
      <text:p text:style-name="P23">Por lo que una vez sentimos: G, con amor para V.</text:p>
      <text:p text:style-name="P23"/>
      <text:p text:style-name="P31">Jugador: Pista 1</text:p>
      <text:p text:style-name="P23">Aquí es donde nos dimos el primer beso</text:p>
      <text:p text:style-name="P23"/>
      <text:p text:style-name="P31">Jugador: Pista 2</text:p>
      <text:p text:style-name="P23">En algún lugar dejamos una prueba de nuestro amor.</text:p>
      <text:p text:style-name="P23"/>
      <text:p text:style-name="P31">Jugador: Pista 3</text:p>
      <text:p text:style-name="P23">Creo que en uno de estos árboles hicimos una marca.</text:p>
      <text:p text:style-name="P23"/>
      <text:p text:style-name="P24">El jugador encuentra la marca en el árbol de un corazón con las iniciales G y V. Salta el flashback</text:p>
      <text:p text:style-name="P24"/>
      <text:p text:style-name="P31">Jugador:</text:p>
      <text:p text:style-name="P23">Aún siento un cosquilleo cuando <text:span text:style-name="T8">paseo por este parque. Las risas, los besos y la inmensa felicidad de ser amado. Tardé varios meses en salir adelante. Aquellas mañanas me levantaba con un inmenso vacío en el corazón que me ahogaba e impedía respirar. No quiero ni pensar cómo lo debió pasar ella…</text:span></text:p>
      <text:p text:style-name="P23"/>
      <text:p text:style-name="P36">Escenario 5: Hogar</text:p>
      <text:p text:style-name="P25">El jugador se encuentra en la parte más residencial del pueblo donde hay varias casas, incluida la suya.</text:p>
      <text:p text:style-name="P25"/>
      <text:p text:style-name="P32">Jugador:</text:p>
      <text:p text:style-name="P26">Ha pasado más de media vida y, después de todo, nunca olvidaré mi hogar.</text:p>
      <text:p text:style-name="P25"/>
      <text:p text:style-name="P25"/>
      <text:p text:style-name="P27">El jugador se acerca a su casa que está al fondo de la calle y encuentra a Chelsea que aún sigue esperando en la puerta.</text:p>
      <text:p text:style-name="P22"/>
      <text:p text:style-name="P12"/>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2:08:57.165000000</meta:creation-date>
    <dc:date>2019-01-26T02:17:27.390000000</dc:date>
    <meta:editing-duration>PT27M35S</meta:editing-duration>
    <meta:editing-cycles>2</meta:editing-cycles>
    <meta:generator>LibreOffice/5.2.5.1$Windows_x86 LibreOffice_project/0312e1a284a7d50ca85a365c316c7abbf20a4d22</meta:generator>
    <meta:document-statistic meta:table-count="0" meta:image-count="0" meta:object-count="0" meta:page-count="6" meta:paragraph-count="52" meta:word-count="655" meta:character-count="3566" meta:non-whitespace-character-count="2959"/>
  </office:meta>
</office:document-meta>
</file>